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5000000FF3A8B4A03.png"/>
  <manifest:file-entry manifest:media-type="image/png" manifest:full-path="Pictures/10000000000002D400000111972D1CE8.png"/>
  <manifest:file-entry manifest:media-type="image/png" manifest:full-path="Pictures/100000000000015D000000DD00524416.png"/>
  <manifest:file-entry manifest:media-type="image/png" manifest:full-path="Pictures/10000000000002CD000000CD6DF32D70.png"/>
  <manifest:file-entry manifest:media-type="image/png" manifest:full-path="Pictures/10000000000002F80000015F8018867F.png"/>
  <manifest:file-entry manifest:media-type="image/png" manifest:full-path="Pictures/10000000000002AD000000FED6DC9BB4.png"/>
  <manifest:file-entry manifest:media-type="image/png" manifest:full-path="Pictures/10000000000002A0000001D58E0B0BD6.png"/>
  <manifest:file-entry manifest:media-type="image/png" manifest:full-path="Pictures/1000000000000299000000E355ADF78E.png"/>
  <manifest:file-entry manifest:media-type="image/png" manifest:full-path="Pictures/10000000000001DA0000013190E61F74.png"/>
  <manifest:file-entry manifest:media-type="image/png" manifest:full-path="Pictures/10000000000002D80000011D90F4E39E.png"/>
  <manifest:file-entry manifest:media-type="image/png" manifest:full-path="Pictures/1000000000000204000000D1602B5F3C.png"/>
  <manifest:file-entry manifest:media-type="image/png" manifest:full-path="Pictures/100000000000010D00000056067F6500.png"/>
  <manifest:file-entry manifest:media-type="image/png" manifest:full-path="Pictures/100000000000033800000159200E2BF8.png"/>
  <manifest:file-entry manifest:media-type="image/png" manifest:full-path="Pictures/10000000000002CC0000009C14E7C6C7.png"/>
  <manifest:file-entry manifest:media-type="image/png" manifest:full-path="Pictures/100000000000018700000051ED52B966.png"/>
  <manifest:file-entry manifest:media-type="image/png" manifest:full-path="Pictures/10000000000002D400000116DD9C0A1E.png"/>
  <manifest:file-entry manifest:media-type="image/png" manifest:full-path="Pictures/10000000000002ED00000144238DF3FB.png"/>
  <manifest:file-entry manifest:media-type="image/png" manifest:full-path="Pictures/10000000000002EB00000143D14FBFEE.png"/>
  <manifest:file-entry manifest:media-type="image/png" manifest:full-path="Pictures/100000000000027A000000A6B2D94B15.png"/>
  <manifest:file-entry manifest:media-type="image/png" manifest:full-path="Pictures/10000000000001CA000000AE95CC9F44.png"/>
  <manifest:file-entry manifest:media-type="image/png" manifest:full-path="Pictures/1000000000000282000001127FCB796B.png"/>
  <manifest:file-entry manifest:media-type="image/png" manifest:full-path="Pictures/1000000000000229000000A40F44E787.png"/>
  <manifest:file-entry manifest:media-type="image/png" manifest:full-path="Pictures/10000000000002D8000000A1D73A7F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1.118cm" svg:y="6.759cm" svg:width="18.311cm" svg:height="12.778cm" draw:z-index="0"><draw:image xlink:href="Pictures/10000000000002A0000001D58E0B0BD6.png" xlink:type="simple" xlink:show="embed" xlink:actuate="onLoad"/></draw:frame><draw:frame draw:style-name="fr1" draw:name="graphics4" text:anchor-type="paragraph" svg:x="-1.279cm" svg:y="19.93cm" svg:width="18.471cm" svg:height="7.23cm" draw:z-index="1"><draw:image xlink:href="Pictures/10000000000002D80000011D90F4E39E.png" xlink:type="simple" xlink:show="embed" xlink:actuate="onLoad"/></draw:frame><draw:frame draw:style-name="fr1" draw:name="graphics5" text:anchor-type="paragraph" svg:x="-0.794cm" svg:y="-1.323cm" svg:width="18.639cm" svg:height="7.803cm" draw:z-index="2"><draw:image xlink:href="Pictures/100000000000033800000159200E2BF8.png" xlink:type="simple" xlink:show="embed" xlink:actuate="onLoad"/></draw:frame></text:p>
      <text:p text:style-name="P1"><draw:frame draw:style-name="fr1" draw:name="graphics6" text:anchor-type="paragraph" svg:x="-0.309cm" svg:y="-1.808cm" svg:width="16.328cm" svg:height="6.269cm" draw:z-index="3"><draw:image xlink:href="Pictures/10000000000002D400000116DD9C0A1E.png" xlink:type="simple" xlink:show="embed" xlink:actuate="onLoad"/></draw:frame><draw:frame draw:style-name="fr1" draw:name="graphics7" text:anchor-type="paragraph" svg:x="0cm" svg:y="4.717cm" svg:width="17cm" svg:height="6.302cm" draw:z-index="4"><draw:image xlink:href="Pictures/10000000000002AD000000FED6DC9BB4.png" xlink:type="simple" xlink:show="embed" xlink:actuate="onLoad"/></draw:frame><draw:frame draw:style-name="fr1" draw:name="graphics8" text:anchor-type="paragraph" svg:x="-0.233cm" svg:y="22.969cm" svg:width="17cm" svg:height="3.759cm" draw:z-index="5"><draw:image xlink:href="Pictures/10000000000002D8000000A1D73A7F1F.png" xlink:type="simple" xlink:show="embed" xlink:actuate="onLoad"/></draw:frame></text:p>
      <text:p text:style-name="P1"><draw:frame draw:style-name="fr2" draw:name="graphics3" text:anchor-type="paragraph" svg:x="-1.058cm" svg:y="-1.418cm" svg:width="18.591cm" svg:height="7.934cm" draw:z-index="20"><draw:image xlink:href="Pictures/1000000000000282000001127FCB796B.png" xlink:type="simple" xlink:show="embed" xlink:actuate="onLoad"/></draw:frame><draw:frame draw:style-name="fr2" draw:name="graphics23" text:anchor-type="paragraph" svg:x="-0.22cm" svg:y="7.32cm" svg:width="17cm" svg:height="7.851cm" draw:z-index="21"><draw:image xlink:href="Pictures/10000000000002F80000015F8018867F.png" xlink:type="simple" xlink:show="embed" xlink:actuate="onLoad"/></draw:frame><draw:frame draw:style-name="fr2" draw:name="graphics2" text:anchor-type="paragraph" svg:x="-0.441cm" svg:y="21.167cm" svg:width="17cm" svg:height="4.86cm" draw:z-index="22"><draw:image xlink:href="Pictures/10000000000002CD000000CD6DF32D70.png" xlink:type="simple" xlink:show="embed" xlink:actuate="onLoad"/></draw:frame><draw:frame draw:style-name="fr2" draw:name="graphics24" text:anchor-type="paragraph" svg:x="4.501cm" svg:y="16.801cm" svg:width="7.117cm" svg:height="2.275cm" draw:z-index="23"><draw:image xlink:href="Pictures/100000000000010D00000056067F6500.png" xlink:type="simple" xlink:show="embed" xlink:actuate="onLoad"/></draw:frame></text:p>
      <text:p text:style-name="P1"><draw:frame draw:style-name="fr1" draw:name="graphics9" text:anchor-type="paragraph" svg:x="0.594cm" svg:y="20.902cm" svg:width="14.076cm" svg:height="2.916cm" draw:z-index="6"><draw:image xlink:href="Pictures/100000000000018700000051ED52B966.png" xlink:type="simple" xlink:show="embed" xlink:actuate="onLoad"/></draw:frame><draw:frame draw:style-name="fr1" draw:name="graphics10" text:anchor-type="paragraph" svg:x="0.353cm" svg:y="9.306cm" svg:width="16.101cm" svg:height="10.359cm" draw:z-index="7"><draw:image xlink:href="Pictures/10000000000001DA0000013190E61F74.png" xlink:type="simple" xlink:show="embed" xlink:actuate="onLoad"/></draw:frame><draw:frame draw:style-name="fr1" draw:name="graphics11" text:anchor-type="paragraph" svg:x="1.36cm" svg:y="-0.353cm" svg:width="12.464cm" svg:height="7.892cm" draw:z-index="8"><draw:image xlink:href="Pictures/100000000000015D000000DD00524416.png" xlink:type="simple" xlink:show="embed" xlink:actuate="onLoad"/></draw:frame></text:p>
      <text:p text:style-name="P1"><draw:frame draw:style-name="fr1" draw:name="graphics18" text:anchor-type="paragraph" svg:x="-0.601cm" svg:y="5.777cm" svg:width="12.118cm" svg:height="4.604cm" draw:z-index="15"><draw:image xlink:href="Pictures/10000000000001CA000000AE95CC9F44.png" xlink:type="simple" xlink:show="embed" xlink:actuate="onLoad"/></draw:frame><draw:frame draw:style-name="fr1" draw:name="graphics20" text:anchor-type="paragraph" svg:x="-0.485cm" svg:y="13.582cm" svg:width="17cm" svg:height="5.801cm" draw:z-index="16"><draw:image xlink:href="Pictures/1000000000000299000000E355ADF78E.png" xlink:type="simple" xlink:show="embed" xlink:actuate="onLoad"/></draw:frame><draw:frame draw:style-name="fr1" draw:name="graphics21" text:anchor-type="paragraph" svg:x="-0.152cm" svg:y="20.593cm" svg:width="16.775cm" svg:height="4.392cm" draw:z-index="17"><draw:image xlink:href="Pictures/100000000000027A000000A6B2D94B15.png" xlink:type="simple" xlink:show="embed" xlink:actuate="onLoad"/></draw:frame><draw:frame draw:style-name="fr1" draw:name="graphics19" text:anchor-type="paragraph" svg:x="0cm" svg:y="-1.102cm" svg:width="17cm" svg:height="6.41cm" draw:z-index="18"><draw:image xlink:href="Pictures/10000000000002D400000111972D1CE8.png" xlink:type="simple" xlink:show="embed" xlink:actuate="onLoad"/></draw:frame><draw:frame draw:style-name="fr1" draw:name="graphics22" text:anchor-type="paragraph" svg:x="4.334cm" svg:y="7.188cm" svg:width="14.949cm" svg:height="6.747cm" draw:z-index="19"><draw:image xlink:href="Pictures/1000000000000235000000FF3A8B4A03.png" xlink:type="simple" xlink:show="embed" xlink:actuate="onLoad"/></draw:frame></text:p>
      <text:p text:style-name="P1"><draw:frame draw:style-name="fr1" draw:name="graphics12" text:anchor-type="paragraph" svg:x="0.106cm" svg:y="0.397cm" svg:width="17cm" svg:height="7.35cm" draw:z-index="9"><draw:image xlink:href="Pictures/10000000000002EB00000143D14FBFEE.png" xlink:type="simple" xlink:show="embed" xlink:actuate="onLoad"/></draw:frame><draw:frame draw:style-name="fr1" draw:name="graphics13" text:anchor-type="paragraph" svg:x="1.471cm" svg:y="8.599cm" svg:width="13.653cm" svg:height="5.53cm" draw:z-index="10"><draw:image xlink:href="Pictures/1000000000000204000000D1602B5F3C.png" xlink:type="simple" xlink:show="embed" xlink:actuate="onLoad"/></draw:frame><draw:frame draw:style-name="fr1" draw:name="graphics14" text:anchor-type="paragraph" svg:x="-0.467cm" svg:y="15.258cm" svg:width="17cm" svg:height="7.354cm" draw:z-index="11"><draw:image xlink:href="Pictures/10000000000002ED00000144238DF3FB.png" xlink:type="simple" xlink:show="embed" xlink:actuate="onLoad"/></draw:frame></text:p>
      <text:p text:style-name="P1"><draw:frame draw:style-name="fr1" draw:name="graphics15" text:anchor-type="paragraph" svg:x="-0.189cm" svg:y="2.244cm" svg:width="17cm" svg:height="3.759cm" draw:z-index="12"><draw:image xlink:href="Pictures/10000000000002D8000000A1D73A7F1F.png" xlink:type="simple" xlink:show="embed" xlink:actuate="onLoad"/></draw:frame><draw:frame draw:style-name="fr1" draw:name="graphics16" text:anchor-type="paragraph" svg:x="0.612cm" svg:y="9.85cm" svg:width="14.631cm" svg:height="4.339cm" draw:z-index="13"><draw:image xlink:href="Pictures/1000000000000229000000A40F44E787.png" xlink:type="simple" xlink:show="embed" xlink:actuate="onLoad"/></draw:frame><draw:frame draw:style-name="fr1" draw:name="graphics17" text:anchor-type="paragraph" svg:x="0.22cm" svg:y="16.713cm" svg:width="17cm" svg:height="3.702cm" draw:z-index="14"><draw:image xlink:href="Pictures/10000000000002CC0000009C14E7C6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ard Willink</meta:initial-creator>
    <meta:creation-date>2017-04-12T13:33:33.85</meta:creation-date>
    <meta:printed-by>Edward Willink</meta:printed-by>
    <meta:print-date>2017-05-27T18:28:48.02</meta:print-date>
    <dc:date>2017-05-28T10:24:38.10</dc:date>
    <dc:creator>Edward Willink</dc:creator>
    <meta:editing-duration>P8DT10H59M37S</meta:editing-duration>
    <meta:editing-cycles>3</meta:editing-cycles>
    <meta:generator>OpenOffice/4.1.3$Win32 OpenOffice.org_project/413m1$Build-9783</meta:generator>
    <meta:document-statistic meta:table-count="0" meta:image-count="24" meta:object-count="0" meta:page-count="7" meta:paragraph-count="0" meta:word-count="0" meta:character-count="0"/>
  </office:meta>
</office:document-meta>
</file>